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3"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4"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P6"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7"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8"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9"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10"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11"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12"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13"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14"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15"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16"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17" style:family="paragraph" style:parent-style-name="Standard">
      <style:text-properties style:font-name="calibri,arial" style:text-underline-style="none" fo:font-weight="normal" officeooo:rsid="002d4378" officeooo:paragraph-rsid="002cddb2" style:font-weight-asian="normal" style:font-weight-complex="normal"/>
    </style:style>
    <style:style style:name="P18" style:family="paragraph" style:parent-style-name="Standard">
      <style:text-properties style:font-name="calibri,arial" style:text-underline-style="none" fo:font-weight="normal" officeooo:rsid="002d4378" officeooo:paragraph-rsid="002d4378" style:font-weight-asian="normal" style:font-weight-complex="normal"/>
    </style:style>
    <style:style style:name="P19" style:family="paragraph" style:parent-style-name="Standard">
      <style:text-properties style:font-name="calibri,arial" style:text-underline-style="none" fo:font-weight="normal" officeooo:rsid="002e7ccb" officeooo:paragraph-rsid="002e7ccb" style:font-weight-asian="normal" style:font-weight-complex="normal"/>
    </style:style>
    <style:style style:name="P20" style:family="paragraph" style:parent-style-name="Standard">
      <style:text-properties style:font-name="calibri,arial" style:text-underline-style="none" fo:font-weight="normal" officeooo:rsid="00310620" officeooo:paragraph-rsid="00310620" style:font-weight-asian="normal" style:font-weight-complex="normal"/>
    </style:style>
    <style:style style:name="P21" style:family="paragraph" style:parent-style-name="Standard">
      <style:text-properties style:font-name="calibri,arial" style:text-underline-style="none" fo:font-weight="normal" officeooo:rsid="0031843a" officeooo:paragraph-rsid="0031843a" style:font-weight-asian="normal" style:font-weight-complex="normal"/>
    </style:style>
    <style:style style:name="P22" style:family="paragraph" style:parent-style-name="Standard">
      <style:text-properties style:font-name="calibri,arial" style:text-underline-style="none" fo:font-weight="normal" officeooo:rsid="00318ef1" officeooo:paragraph-rsid="00318ef1" style:font-weight-asian="normal" style:font-weight-complex="normal"/>
    </style:style>
    <style:style style:name="P23" style:family="paragraph" style:parent-style-name="Standard">
      <style:text-properties style:font-name="calibri,arial" style:text-underline-style="none" fo:font-weight="normal" officeooo:rsid="0032f052" officeooo:paragraph-rsid="0032f052" style:font-weight-asian="normal" style:font-weight-complex="normal"/>
    </style:style>
    <style:style style:name="P24" style:family="paragraph" style:parent-style-name="Standard">
      <style:text-properties style:font-name="calibri,arial" style:text-underline-style="none" fo:font-weight="normal" officeooo:rsid="0036c43b" officeooo:paragraph-rsid="0036c43b" style:font-weight-asian="normal" style:font-weight-complex="normal"/>
    </style:style>
    <style:style style:name="P25" style:family="paragraph" style:parent-style-name="Standard">
      <style:text-properties style:font-name="calibri,arial" style:text-underline-style="none" fo:font-weight="normal" officeooo:rsid="003b1594" officeooo:paragraph-rsid="003b1594" style:font-weight-asian="normal" style:font-weight-complex="normal"/>
    </style:style>
    <style:style style:name="P26" style:family="paragraph" style:parent-style-name="Standard">
      <style:text-properties style:font-name="calibri,arial" style:text-underline-style="none" fo:font-weight="normal" officeooo:rsid="003eabaf" officeooo:paragraph-rsid="003eabaf" style:font-weight-asian="normal" style:font-weight-complex="normal"/>
    </style:style>
    <style:style style:name="P27" style:family="paragraph" style:parent-style-name="Standard">
      <style:text-properties style:font-name="calibri,arial" style:text-underline-style="none" fo:font-weight="normal" officeooo:rsid="004032d4" officeooo:paragraph-rsid="004032d4" style:font-weight-asian="normal" style:font-weight-complex="normal"/>
    </style:style>
    <style:style style:name="P28" style:family="paragraph" style:parent-style-name="Standard">
      <style:text-properties style:font-name="calibri,arial" style:text-underline-style="none" fo:font-weight="normal" officeooo:rsid="00435c60" officeooo:paragraph-rsid="00435c60" style:font-weight-asian="normal" style:font-weight-complex="normal"/>
    </style:style>
    <style:style style:name="P29" style:family="paragraph" style:parent-style-name="Standard">
      <style:text-properties style:font-name="calibri,arial" style:text-underline-style="none" fo:font-weight="normal" officeooo:rsid="0044da1f" officeooo:paragraph-rsid="0044da1f" style:font-weight-asian="normal" style:font-weight-complex="normal"/>
    </style:style>
    <style:style style:name="P30" style:family="paragraph" style:parent-style-name="Standard">
      <style:text-properties style:font-name="calibri,arial" style:text-underline-style="none" fo:font-weight="normal" officeooo:rsid="0045b61c" officeooo:paragraph-rsid="0045b61c" style:font-weight-asian="normal" style:font-weight-complex="normal"/>
    </style:style>
    <style:style style:name="P31" style:family="paragraph" style:parent-style-name="Standard">
      <style:text-properties style:font-name="calibri,arial" style:text-underline-style="none" fo:font-weight="bold" officeooo:rsid="00243276" officeooo:paragraph-rsid="00243276" style:font-weight-asian="bold" style:font-weight-complex="bold"/>
    </style:style>
    <style:style style:name="P32" style:family="paragraph" style:parent-style-name="Standard">
      <style:text-properties style:font-name="calibri,arial" style:text-underline-style="none" fo:font-weight="bold" officeooo:rsid="002514e6" officeooo:paragraph-rsid="002514e6" style:font-weight-asian="bold" style:font-weight-complex="bold"/>
    </style:style>
    <style:style style:name="P33" style:family="paragraph" style:parent-style-name="Standard">
      <style:text-properties style:font-name="calibri,arial" style:text-underline-style="none" fo:font-weight="bold" officeooo:rsid="00278958" officeooo:paragraph-rsid="00278958" style:font-weight-asian="bold" style:font-weight-complex="bold"/>
    </style:style>
    <style:style style:name="P34" style:family="paragraph" style:parent-style-name="Standard">
      <style:text-properties style:font-name="calibri,arial" style:text-underline-style="none" fo:font-weight="bold" officeooo:rsid="002c2f91" officeooo:paragraph-rsid="002c2f91" style:font-weight-asian="bold" style:font-weight-complex="bold"/>
    </style:style>
    <style:style style:name="P35" style:family="paragraph" style:parent-style-name="Standard">
      <style:text-properties style:font-name="calibri,arial" style:text-underline-style="none" fo:font-weight="bold" officeooo:rsid="002e7ccb" officeooo:paragraph-rsid="002e7ccb" style:font-weight-asian="bold" style:font-weight-complex="bold"/>
    </style:style>
    <style:style style:name="P36" style:family="paragraph" style:parent-style-name="Standard">
      <style:text-properties style:font-name="calibri,arial" style:text-underline-style="none" fo:font-weight="bold" officeooo:rsid="0031843a" officeooo:paragraph-rsid="0031843a" style:font-weight-asian="bold" style:font-weight-complex="bold"/>
    </style:style>
    <style:style style:name="P37" style:family="paragraph" style:parent-style-name="Standard">
      <style:text-properties style:font-name="calibri,arial" style:text-underline-style="none" fo:font-weight="bold" officeooo:rsid="004a151b" officeooo:paragraph-rsid="004a151b" style:font-weight-asian="bold" style:font-weight-complex="bold"/>
    </style:style>
    <style:style style:name="P38" style:family="paragraph" style:parent-style-name="Standard">
      <style:text-properties style:font-name="calibri,arial" style:text-underline-style="none" fo:font-weight="bold" officeooo:rsid="004ba1b6" officeooo:paragraph-rsid="004ba1b6" style:font-weight-asian="bold" style:font-weight-complex="bold"/>
    </style:style>
    <style:style style:name="P39"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40" style:family="paragraph" style:parent-style-name="Standard">
      <style:text-properties style:text-position="0% 100%" style:font-name="calibri,arial" style:text-underline-style="none" fo:font-weight="normal" officeooo:rsid="002fd01e" officeooo:paragraph-rsid="002e7ccb" style:font-weight-asian="normal" style:font-weight-complex="normal"/>
    </style:style>
    <style:style style:name="P41" style:family="paragraph" style:parent-style-name="Standard">
      <style:text-properties style:text-position="0% 100%" style:font-name="calibri,arial" style:text-underline-style="none" fo:font-weight="normal" officeooo:rsid="002fd01e" officeooo:paragraph-rsid="002fd01e" style:font-weight-asian="normal" style:font-weight-complex="normal"/>
    </style:style>
    <style:style style:name="P42" style:family="paragraph" style:parent-style-name="Standard">
      <style:text-properties style:text-position="0% 100%" style:font-name="calibri,arial" style:text-underline-style="none" fo:font-weight="normal" officeooo:rsid="0030965e" officeooo:paragraph-rsid="0030965e" style:font-weight-asian="normal" style:font-weight-complex="normal"/>
    </style:style>
    <style:style style:name="P43" style:family="paragraph" style:parent-style-name="Standard">
      <style:text-properties style:text-position="0% 100%" style:font-name="calibri,arial" style:text-underline-style="none" fo:font-weight="normal" officeooo:rsid="0030ad6f" officeooo:paragraph-rsid="0030ad6f" style:font-weight-asian="normal" style:font-weight-complex="normal"/>
    </style:style>
    <style:style style:name="P44"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45" style:family="paragraph" style:parent-style-name="Standard">
      <style:text-properties style:text-position="0% 100%" style:font-name="calibri,arial" style:text-underline-style="none" fo:font-weight="bold" officeooo:rsid="004c4fff" officeooo:paragraph-rsid="004c4fff" style:font-weight-asian="bold" style:font-weight-complex="bold"/>
    </style:style>
    <style:style style:name="P46" style:family="paragraph" style:parent-style-name="Standard">
      <style:text-properties fo:color="#3465a4" style:font-name="calibri,arial" style:text-underline-style="none" fo:font-weight="normal" officeooo:rsid="0045b61c" officeooo:paragraph-rsid="0045b61c" style:font-weight-asian="normal" style:font-weight-complex="normal"/>
    </style:style>
    <style:style style:name="P47" style:family="paragraph" style:parent-style-name="Standard">
      <style:text-properties fo:color="#3465a4" style:font-name="calibri,arial" style:text-underline-style="none" fo:font-weight="normal" officeooo:rsid="0045b61c" officeooo:paragraph-rsid="004a151b" style:font-weight-asian="normal" style:font-weight-complex="normal"/>
    </style:style>
    <style:style style:name="P48" style:family="paragraph" style:parent-style-name="Standard">
      <style:text-properties style:text-position="0% 100%" style:font-name="calibri,arial" style:text-underline-style="none" fo:font-weight="normal" officeooo:rsid="0031843a" officeooo:paragraph-rsid="0031843a" style:font-weight-asian="normal" style:font-weight-complex="normal"/>
    </style:style>
    <style:style style:name="P49" style:family="paragraph" style:parent-style-name="Standard">
      <style:text-properties style:text-position="0% 100%" style:font-name="calibri,arial" style:text-underline-style="none" fo:font-weight="normal" officeooo:rsid="00318ef1" officeooo:paragraph-rsid="0031843a" style:font-weight-asian="normal" style:font-weight-complex="normal"/>
    </style:style>
    <style:style style:name="P50" style:family="paragraph" style:parent-style-name="Standard">
      <style:text-properties style:text-position="0% 100%" style:font-name="calibri,arial" style:text-underline-style="none" fo:font-weight="normal" officeooo:rsid="00318ef1" officeooo:paragraph-rsid="00318ef1" style:font-weight-asian="normal" style:font-weight-complex="normal"/>
    </style:style>
    <style:style style:name="P51" style:family="paragraph" style:parent-style-name="Standard">
      <style:text-properties style:text-position="0% 100%" style:font-name="calibri,arial" style:text-underline-style="none" fo:font-weight="normal" officeooo:rsid="00332506" officeooo:paragraph-rsid="00332506" style:font-weight-asian="normal" style:font-weight-complex="normal"/>
    </style:style>
    <style:style style:name="P52" style:family="paragraph" style:parent-style-name="Standard">
      <style:text-properties style:text-position="0% 100%" style:font-name="calibri,arial" style:text-underline-style="none" fo:font-weight="normal" officeooo:rsid="003eabaf" officeooo:paragraph-rsid="003eabaf" style:font-weight-asian="normal" style:font-weight-complex="normal"/>
    </style:style>
    <style:style style:name="P53" style:family="paragraph" style:parent-style-name="Standard">
      <style:text-properties style:text-position="0% 100%" style:font-name="calibri,arial" style:text-underline-style="none" fo:font-weight="normal" officeooo:rsid="004032d4" officeooo:paragraph-rsid="004032d4" style:font-weight-asian="normal" style:font-weight-complex="normal"/>
    </style:style>
    <style:style style:name="P54" style:family="paragraph" style:parent-style-name="Standard">
      <style:text-properties style:text-position="0% 100%" style:font-name="calibri,arial" style:text-underline-style="none" fo:font-weight="normal" officeooo:rsid="0041ed53" officeooo:paragraph-rsid="0041ed53" style:font-weight-asian="normal" style:font-weight-complex="normal"/>
    </style:style>
    <style:style style:name="P55" style:family="paragraph" style:parent-style-name="Standard">
      <style:text-properties style:text-position="0% 100%" style:font-name="calibri,arial" style:text-underline-style="none" fo:font-weight="normal" officeooo:rsid="0042cbb1" officeooo:paragraph-rsid="0042cbb1" style:font-weight-asian="normal" style:font-weight-complex="normal"/>
    </style:style>
    <style:style style:name="P56" style:family="paragraph" style:parent-style-name="Standard">
      <style:text-properties style:text-position="0% 100%" style:font-name="calibri,arial" style:text-underline-style="none" fo:font-weight="normal" officeooo:rsid="00435c60" officeooo:paragraph-rsid="00435c60" style:font-weight-asian="normal" style:font-weight-complex="normal"/>
    </style:style>
    <style:style style:name="P57" style:family="paragraph" style:parent-style-name="Standard">
      <style:text-properties style:text-position="0% 100%" style:font-name="calibri,arial" style:text-underline-style="none" fo:font-weight="normal" officeooo:rsid="0043f828" officeooo:paragraph-rsid="00435c60" style:font-weight-asian="normal" style:font-weight-complex="normal"/>
    </style:style>
    <style:style style:name="P58" style:family="paragraph" style:parent-style-name="Standard">
      <style:text-properties style:text-position="0% 100%" style:font-name="calibri,arial" style:text-underline-style="none" fo:font-weight="normal" officeooo:rsid="0045b61c" officeooo:paragraph-rsid="0045b61c" style:font-weight-asian="normal" style:font-weight-complex="normal"/>
    </style:style>
    <style:style style:name="P59" style:family="paragraph" style:parent-style-name="Standard">
      <style:text-properties style:text-position="0% 100%" style:font-name="calibri,arial" style:text-underline-style="none" fo:font-weight="normal" officeooo:rsid="0048c5b1" officeooo:paragraph-rsid="0045b61c" style:font-weight-asian="normal" style:font-weight-complex="normal"/>
    </style:style>
    <style:style style:name="P60" style:family="paragraph" style:parent-style-name="Standard">
      <style:text-properties style:text-position="0% 100%" style:font-name="calibri,arial" style:text-underline-style="none" fo:font-weight="normal" officeooo:rsid="004a151b" officeooo:paragraph-rsid="004a151b" style:font-weight-asian="normal" style:font-weight-complex="normal"/>
    </style:style>
    <style:style style:name="P61"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62" style:family="paragraph" style:parent-style-name="Standard">
      <style:text-properties style:text-position="0% 100%" style:font-name="calibri,arial" style:text-underline-style="none" fo:font-weight="normal" officeooo:rsid="004c4fff" officeooo:paragraph-rsid="004c4fff" style:font-weight-asian="normal" style:font-weight-complex="normal"/>
    </style:style>
    <style:style style:name="P63" style:family="paragraph" style:parent-style-name="Standard">
      <style:text-properties style:text-position="0% 100%" style:font-name="calibri,arial" style:text-underline-style="none" fo:font-weight="normal" officeooo:rsid="0050fe7a" officeooo:paragraph-rsid="0050fe7a" style:font-weight-asian="normal" style:font-weight-complex="normal"/>
    </style:style>
    <style:style style:name="P64" style:family="paragraph" style:parent-style-name="Standard">
      <style:text-properties style:text-position="0% 100%" style:font-name="calibri,arial" style:text-underline-style="none" fo:font-weight="bold" officeooo:rsid="0035d717" officeooo:paragraph-rsid="0035d717" style:font-weight-asian="bold" style:font-weight-complex="bold"/>
    </style:style>
    <style:style style:name="P65" style:family="paragraph" style:parent-style-name="Standard">
      <style:text-properties style:text-position="0% 100%" style:font-name="calibri,arial" style:text-underline-style="none" fo:font-weight="bold" officeooo:rsid="0042cbb1" officeooo:paragraph-rsid="0042cbb1" style:font-weight-asian="bold" style:font-weight-complex="bold"/>
    </style:style>
    <style:style style:name="P66" style:family="paragraph" style:parent-style-name="Standard">
      <style:text-properties style:text-position="0% 100%" style:font-name="calibri,arial" style:text-underline-style="none" fo:font-weight="bold" officeooo:rsid="0054c628" officeooo:paragraph-rsid="0054c628" style:font-weight-asian="bold" style:font-weight-complex="bold"/>
    </style:style>
    <style:style style:name="P67" style:family="paragraph" style:parent-style-name="Standard">
      <style:text-properties style:text-position="sub 58%" style:font-name="calibri,arial" style:text-underline-style="none" fo:font-weight="normal" officeooo:rsid="0045b61c" officeooo:paragraph-rsid="0045b61c" style:font-weight-asian="normal" style:font-weight-complex="normal"/>
    </style:style>
    <style:style style:name="P68" style:family="paragraph" style:parent-style-name="Standard">
      <style:text-properties style:font-name="calibri,arial" style:text-underline-style="none" fo:font-weight="normal" officeooo:rsid="004fc62c" officeooo:paragraph-rsid="004fc62c" style:font-weight-asian="normal" style:font-weight-complex="normal"/>
    </style:style>
    <style:style style:name="P69" style:family="paragraph" style:parent-style-name="Standard">
      <style:text-properties style:font-name="calibri,arial" style:text-underline-style="none" fo:font-weight="normal" officeooo:rsid="0050fe7a" officeooo:paragraph-rsid="0050fe7a" style:font-weight-asian="normal" style:font-weight-complex="normal"/>
    </style:style>
    <style:style style:name="P70" style:family="paragraph" style:parent-style-name="Standard">
      <style:text-properties style:font-name="calibri,arial" style:text-underline-style="none" fo:font-weight="normal" officeooo:rsid="005185fd" officeooo:paragraph-rsid="005185fd" style:font-weight-asian="normal" style:font-weight-complex="normal"/>
    </style:style>
    <style:style style:name="P71" style:family="paragraph" style:parent-style-name="Standard">
      <style:text-properties style:font-name="calibri,arial" style:text-underline-style="none" fo:font-weight="bold" officeooo:rsid="00523b41" officeooo:paragraph-rsid="00523b41" style:font-weight-asian="bold" style:font-weight-complex="bold"/>
    </style:style>
    <style:style style:name="P72" style:family="paragraph" style:parent-style-name="Standard">
      <style:text-properties style:font-name="calibri,arial" style:text-underline-style="none" fo:font-weight="bold" officeooo:rsid="005242cc" officeooo:paragraph-rsid="005242cc" style:font-weight-asian="bold" style:font-weight-complex="bold"/>
    </style:style>
    <style:style style:name="P73" style:family="paragraph" style:parent-style-name="Standard">
      <style:text-properties style:font-name="calibri,arial" style:text-underline-style="none" fo:font-weight="bold" officeooo:rsid="0054c628" officeooo:paragraph-rsid="0054c628" style:font-weight-asian="bold" style:font-weight-complex="bold"/>
    </style:style>
    <style:style style:name="P74" style:family="paragraph" style:parent-style-name="Standard">
      <style:text-properties style:font-name="calibri,arial" style:text-underline-style="none" fo:font-weight="bold" officeooo:rsid="00554931" officeooo:paragraph-rsid="00554931" style:font-weight-asian="bold" style:font-weight-complex="bold"/>
    </style:style>
    <style:style style:name="P75"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76" style:family="paragraph" style:parent-style-name="Standard">
      <style:text-properties fo:color="#3465a4" style:font-name="calibri,arial" style:text-underline-style="none" fo:font-weight="bold" officeooo:rsid="0054c628" officeooo:paragraph-rsid="0054c628" style:font-weight-asian="bold" style:font-weight-complex="bold"/>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a2ec" style:font-weight-asian="normal" style:font-weight-complex="normal"/>
    </style:style>
    <style:style style:name="T8" style:family="text">
      <style:text-properties fo:font-weight="normal" officeooo:rsid="002884e6"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d4378" style:font-weight-asian="normal" style:font-weight-complex="normal"/>
    </style:style>
    <style:style style:name="T11" style:family="text">
      <style:text-properties style:text-position="sub 58%"/>
    </style:style>
    <style:style style:name="T12" style:family="text">
      <style:text-properties style:text-position="sub 58%" style:text-underline-style="none" fo:font-weight="normal" style:font-weight-asian="normal" style:font-weight-complex="normal"/>
    </style:style>
    <style:style style:name="T13" style:family="text">
      <style:text-properties style:text-position="sub 58%" officeooo:rsid="0045b61c"/>
    </style:style>
    <style:style style:name="T14" style:family="text">
      <style:text-properties style:text-position="sub 58%" fo:font-weight="normal" style:font-weight-asian="normal" style:font-weight-complex="normal"/>
    </style:style>
    <style:style style:name="T15" style:family="text">
      <style:text-properties style:text-position="sub 58%" fo:font-weight="normal" officeooo:rsid="004ba1b6" style:font-weight-asian="normal" style:font-weight-complex="normal"/>
    </style:style>
    <style:style style:name="T16" style:family="text">
      <style:text-properties style:text-position="sub 58%" fo:font-weight="bold" style:font-weight-asian="bold" style:font-weight-complex="bold"/>
    </style:style>
    <style:style style:name="T17" style:family="text">
      <style:text-properties style:text-position="0% 100%"/>
    </style:style>
    <style:style style:name="T18" style:family="text">
      <style:text-properties style:text-position="0% 100%" style:text-underline-style="none" fo:font-weight="normal" style:font-weight-asian="normal" style:font-weight-complex="normal"/>
    </style:style>
    <style:style style:name="T19" style:family="text">
      <style:text-properties style:text-position="0% 100%" style:text-underline-style="none" fo:font-weight="normal" officeooo:rsid="002fd01e" style:font-weight-asian="normal" style:font-weight-complex="normal"/>
    </style:style>
    <style:style style:name="T20" style:family="text">
      <style:text-properties style:text-position="0% 100%" officeooo:rsid="00332506"/>
    </style:style>
    <style:style style:name="T21" style:family="text">
      <style:text-properties style:text-position="0% 100%" officeooo:rsid="00393413"/>
    </style:style>
    <style:style style:name="T22" style:family="text">
      <style:text-properties style:text-position="0% 100%" officeooo:rsid="0043f828"/>
    </style:style>
    <style:style style:name="T23" style:family="text">
      <style:text-properties style:text-position="0% 100%" officeooo:rsid="0044d441"/>
    </style:style>
    <style:style style:name="T24" style:family="text">
      <style:text-properties style:text-position="0% 100%" officeooo:rsid="0045b61c"/>
    </style:style>
    <style:style style:name="T25" style:family="text">
      <style:text-properties style:text-position="0% 100%" fo:font-weight="bold" style:font-weight-asian="bold" style:font-weight-complex="bold"/>
    </style:style>
    <style:style style:name="T26" style:family="text">
      <style:text-properties style:text-position="0% 100%" fo:font-weight="bold" officeooo:rsid="004a151b" style:font-weight-asian="bold" style:font-weight-complex="bold"/>
    </style:style>
    <style:style style:name="T27" style:family="text">
      <style:text-properties style:text-position="0% 100%" officeooo:rsid="004752a3"/>
    </style:style>
    <style:style style:name="T28" style:family="text">
      <style:text-properties style:text-position="0% 100%" officeooo:rsid="0048c5b1"/>
    </style:style>
    <style:style style:name="T29" style:family="text">
      <style:text-properties style:text-position="0% 100%" fo:font-weight="normal" style:font-weight-asian="normal" style:font-weight-complex="normal"/>
    </style:style>
    <style:style style:name="T30" style:family="text">
      <style:text-properties style:text-position="0% 100%" fo:font-weight="normal" officeooo:rsid="004ba1b6" style:font-weight-asian="normal" style:font-weight-complex="normal"/>
    </style:style>
    <style:style style:name="T31" style:family="text">
      <style:text-properties style:text-position="0% 100%" officeooo:rsid="004c4fff"/>
    </style:style>
    <style:style style:name="T32" style:family="text">
      <style:text-properties style:text-position="super 58%"/>
    </style:style>
    <style:style style:name="T33" style:family="text">
      <style:text-properties style:text-position="super 58%"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gents</text:p>
      <text:p text:style-name="P1">Slide Set 1</text:p>
      <text:p text:style-name="P6">Agents: Perceives its environment through sensors. Acts upon the env through actuators</text:p>
      <text:p text:style-name="P6">E.g. human has eyes, ears, etc. Has hands, legs etc as actuators</text:p>
      <text:p text:style-name="P6">Software agent has keystrokes, file contents. Can act by writing files</text:p>
      <text:p text:style-name="P6">Robotic agent has cameras etc., uses various motors</text:p>
      <text:p text:style-name="P39"/>
      <text:p text:style-name="P7">Situated within task environments. <text:span text:style-name="T1">Must be specified during design using PEAS</text:span></text:p>
      <text:p text:style-name="P8">Performance measure: Criteria to measure success of agent’s behaviour</text:p>
      <text:p text:style-name="P8">Environment: External environment that the agent inhabits</text:p>
      <text:p text:style-name="P8">Actuators: The means by which it acts within the env.</text:p>
      <text:p text:style-name="P8">Sensors: The means by which it senses the env</text:p>
      <text:p text:style-name="P8"/>
      <text:p text:style-name="P8">E.g. taxi driver. PM: Getting to the destination safely, legally, comfortably, quickly. Env: Roads, pedestrians, traffic. Actu: Brakes, steering, acceleration, indicating, display. Sensors: Camera, GPS, sonar, keyboard, speedometer, engine sensors</text:p>
      <text:p text:style-name="P8"/>
      <text:p text:style-name="P8">E.g. for medical diagnosis. PM: Health check, cost of treatments. Env: Patient’s symptoms, staff, hospital. Actuators: Display questions, tests, treatment, diagnoses. Sensors: Keyboard of symptoms, responses to questions &amp; findings</text:p>
      <text:p text:style-name="P8"/>
      <text:p text:style-name="P9"><text:span text:style-name="T5">Task environment properties</text:span>: fully/partially observable, deterministic/stochastic, episodic/sequential, static/dynamic, discrete/continous</text:p>
      <text:p text:style-name="P9"/>
      <text:p text:style-name="P9">Fully observable: Can fully obtain complete, up-to-date info about the current state. More convenient as no internal state needs to be maintained, including memory, to keep track. E.g. crossword puzzle, chess</text:p>
      <text:p text:style-name="P9">Partially observable examples: Driving a car, playing football, poker <text:span text:style-name="T2">(don’t know other cards)</text:span></text:p>
      <text:p text:style-name="P9"/>
      <text:p text:style-name="P10">Deterministic: <text:span text:style-name="T3">Any action has one guaranteed effect – no uncertainty about the state resulting from an action. E.g. crossword, chess</text:span></text:p>
      <text:p text:style-name="P11">Strategic: If the env. Is deterministic except for actions of the other agents</text:p>
      <text:p text:style-name="P11">Schotastic: Resulting state is not guaranteed. E.g. poker, medical diagnosis, driving a car (physical world)</text:p>
      <text:p text:style-name="P11"/>
      <text:p text:style-name="P11">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11"/>
      <text:p text:style-name="P12">Sequential: The episodes are linked. A current decision may affect any/all future decisions. E.g. car, crossword puzzle</text:p>
      <text:p text:style-name="P12"/>
      <text:p text:style-name="P12">Static: Remains unchanged while agent is deliberating. Env doesn’t have to be observed during deliberation, or worry about time elapsing. E.g. crossword, poker, backgammon</text:p>
      <text:p text:style-name="P12"/>
      <text:p text:style-name="P12">Dynamic: Other processes are operating, so the state changes while agent is deliberating. E.g. medical diag, phsyical world</text:p>
      <text:p text:style-name="P12"/>
      <text:p text:style-name="P12"><text:soft-page-break/>Discrete: Has a fixed, finite number of distinct states. Distinction applies to env state, manner of time handling, perceptions and actions of the agent. E.g. crossword, chess</text:p>
      <text:p text:style-name="P12"/>
      <text:p text:style-name="P12">Continous: More challenging. E.g. car, medical diag</text:p>
      <text:p text:style-name="P12"/>
      <text:p text:style-name="P31">Agent properties</text:p>
      <text:p text:style-name="P15"/>
      <text:p text:style-name="P15">Agents classified by how percepts are mapped to the actions. Basic types of agents include: simple reflex, model-based reflex, goal-based, utility-based, learning</text:p>
      <text:p text:style-name="P15"/>
      <text:p text:style-name="P15">Simple reflex: Select actions based on current percept, doesn’t consider percept history. Implemented with conditionals (if… then… ). Simple to implement, limited intelligence</text:p>
      <text:p text:style-name="P15"/>
      <text:p text:style-name="P32"><text:span text:style-name="T6">Model-based reflex: </text:span><text:span text:style-name="T7">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16"/>
      <text:p text:style-name="P33"><text:span text:style-name="T7">G</text:span><text:span text:style-name="T6">oal-based: </text:span><text:span text:style-name="T8">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12"/>
      <text:p text:style-name="P13">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12"/>
      <text:p text:style-name="P14">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2">Search</text:p>
      <text:p text:style-name="P1">Slide Set 1</text:p>
      <text:p text:style-name="P34">Introduction</text:p>
      <text:p text:style-name="P3"><text:span text:style-name="T9">A goal-based agent has to decide the order to execute actions so that a goal state is achieved. </text:span><text:span text:style-name="T10">A sequence of actions has to be computed that is as optimum as possible (e.g. not time-intensive, doesn’t use much memory/resources). </text:span></text:p>
      <text:p text:style-name="P17"/>
      <text:p text:style-name="P18">Problem formulation: Describe goal, relevant states of the world (environment), possible actions, optimality criterion. </text:p>
      <text:p text:style-name="P18">Search: Looking for a sequence of actions – leads to goal state, is optimal. </text:p>
      <text:p text:style-name="P18"/>
      <text:p text:style-name="P35">Problem Formulation</text:p>
      <text:p text:style-name="P19">Determine set S of possible states</text:p>
      <text:p text:style-name="P4"><text:span text:style-name="T9">Problem given by: set S, start state (S</text:span><text:span text:style-name="T12">start</text:span><text:span text:style-name="T18">), </text:span><text:span text:style-name="T19">set of </text:span><text:span text:style-name="T18">goal state</text:span><text:span text:style-name="T19">s</text:span><text:span text:style-name="T18"> (S</text:span><text:span text:style-name="T12">goal</text:span><text:span text:style-name="T18">), </text:span><text:span text:style-name="T19">set A of possible actions that take agent from one S state to another, cost function for stating expense of each action.</text:span></text:p>
      <text:p text:style-name="P40"/>
      <text:p text:style-name="P41"><text:soft-page-break/>Actions do not get names – instead list all the states that are reachable from the current state through only one action.</text:p>
      <text:p text:style-name="P41"/>
      <text:p text:style-name="P42">If all actions are equally expensive, assume cost(a) = 1 for all actions a</text:p>
      <text:p text:style-name="P42"/>
      <text:p text:style-name="P5"><text:span text:style-name="T18">Solution is a sequence [ ] of actions that when performed in S</text:span><text:span text:style-name="T12">start</text:span><text:span text:style-name="T18">, the agent reaches S</text:span><text:span text:style-name="T12">goal</text:span><text:span text:style-name="T18">. </text:span></text:p>
      <text:p text:style-name="P43">Optimal solution if no less expensive one possible.</text:p>
      <text:p text:style-name="P1"/>
      <text:p text:style-name="P20">Actions are abstracted into arrows </text:p>
      <text:p text:style-name="P20">From a current state to all successor states</text:p>
      <text:p text:style-name="P20">Use s’ to indicate a predecessor of state s</text:p>
      <text:p text:style-name="P20"/>
      <text:p text:style-name="P20">State space is abstracted</text:p>
      <text:p text:style-name="P20">Abstract state: set of real states</text:p>
      <text:p text:style-name="P20">Abstract action: complex combination of real actions (e.g. travel: rests, traffic, routes, detours)</text:p>
      <text:p text:style-name="P20">Guaranteed realisability: any real state “in Arad” gets to real state “in Zerind”</text:p>
      <text:p text:style-name="P20">Abstract solution: Set of real paths that are solutions in real world</text:p>
      <text:p text:style-name="P20">State space (total number of states) is exponential</text:p>
      <text:p text:style-name="P20">Therefore can’t store whole graph explicitly – remains imaginary</text:p>
      <text:p text:style-name="P20"/>
      <text:p text:style-name="P36">Assume these are given </text:p>
      <text:p text:style-name="P21">Start state S<text:span text:style-name="T11">start</text:span><text:span text:style-name="T17"> </text:span></text:p>
      <text:p text:style-name="P21"><text:span text:style-name="T17">Description of actions: if in state s, then states s</text:span><text:span text:style-name="T11">1</text:span><text:span text:style-name="T17">, …, s</text:span><text:span text:style-name="T11">n</text:span><text:span text:style-name="T17"> can be reached by an action</text:span></text:p>
      <text:p text:style-name="P48">Description of goal states</text:p>
      <text:p text:style-name="P48"/>
      <text:p text:style-name="P48">Search: systematic exploration of a search tree. Consists of all possible paths of states until goal state reached. </text:p>
      <text:p text:style-name="P48"/>
      <text:p text:style-name="P48">Can have a path of length 0 (just start/current state)</text:p>
      <text:p text:style-name="P48"/>
      <text:p text:style-name="P48">Search algorithm: Method of exploration of search tree</text:p>
      <text:p text:style-name="P48">Start state: root of search tree</text:p>
      <text:p text:style-name="P48">Expanding paths/states: Assing successor states to a path by applying actions</text:p>
      <text:p text:style-name="P48"/>
      <text:p text:style-name="P48">Pseudocode algorithms: Abstract from implementation details. Some steps/subroutines are unspecified</text:p>
      <text:p text:style-name="P49"/>
      <text:p text:style-name="P22"><text:span text:style-name="T17">1) Input s</text:span><text:span text:style-name="T11">0</text:span><text:span text:style-name="T17">, start state</text:span></text:p>
      <text:p text:style-name="P50">2) Input method – produce the successor states of a state (expand it)</text:p>
      <text:p text:style-name="P50">3) Input method – check if the state is a goal state</text:p>
      <text:p text:style-name="P50"/>
      <text:p text:style-name="P22"><text:span text:style-name="T17">4) Set frontier (/agenda) – contains paths. Initialise with {s</text:span><text:span text:style-name="T11">0</text:span><text:span text:style-name="T17">}</text:span></text:p>
      <text:p text:style-name="P23"><text:span text:style-name="T17">5) </text:span><text:span text:style-name="T20">Select and remove from frontier – expands it. Only occurs while frontier is not empty</text:span></text:p>
      <text:p text:style-name="P51">6a) Terminate and return path if final state is a goal</text:p>
      <text:p text:style-name="P51">6b) Add to frontier all paths obtained by expanding (+1 successor) the removed path</text:p>
      <text:p text:style-name="P51"/>
      <text:p text:style-name="P51">7) Repeat by selecting and removing a path from the updated frontier</text:p>
      <text:p text:style-name="P51"/>
      <text:p text:style-name="P64">Open gaps in the generic algorithm</text:p>
      <text:p text:style-name="P24"><text:soft-page-break/><text:span text:style-name="T17">Which path is s</text:span><text:span text:style-name="T21">e</text:span><text:span text:style-name="T17">lected (&amp; removed) from the frontier in each iteration of the loop</text:span></text:p>
      <text:p text:style-name="P25"><text:span text:style-name="T17">Aka which s</text:span><text:span text:style-name="T11">0</text:span><text:span text:style-name="T17"> … s</text:span><text:span text:style-name="T11">k</text:span><text:span text:style-name="T17"> is expanded or selected for expansion</text:span></text:p>
      <text:p text:style-name="P26"><text:span text:style-name="T17">Alternatively which state s</text:span><text:span text:style-name="T11">k</text:span><text:span text:style-name="T17"> will be expanded (not as specific as required, in some cases)</text:span></text:p>
      <text:p text:style-name="P52"/>
      <text:p text:style-name="P27"><text:span text:style-name="T17">Given s</text:span><text:span text:style-name="T11">0</text:span><text:span text:style-name="T17"> … s</text:span><text:span text:style-name="T11">k</text:span><text:span text:style-name="T17"> (a path that has been expanded) how should the expansions be added to frontier?</text:span></text:p>
      <text:p text:style-name="P53"/>
      <text:p text:style-name="P54">Adding the expansions can be done in any way - ‘don’t care non-determinism’</text:p>
      <text:p text:style-name="P55">Choosing a way to select a path is done with different strategies</text:p>
      <text:p text:style-name="P55"/>
      <text:p text:style-name="P65">Breadth first search</text:p>
      <text:p text:style-name="P56"/>
      <text:p text:style-name="P28"><text:span text:style-name="T17">1) Expand s</text:span><text:span text:style-name="T11">0</text:span><text:span text:style-name="T17"> to give paths with its immediate sucessor – all paths of length 1</text:span></text:p>
      <text:p text:style-name="P56">2) Expand all paths of length 1 – give paths of length 2</text:p>
      <text:p text:style-name="P56">3) Repeat until no more paths to be added</text:p>
      <text:p text:style-name="P56"/>
      <text:p text:style-name="P28"><text:span text:style-name="T17">General: </text:span><text:span text:style-name="T22">Select (expand) all pa</text:span><text:span text:style-name="T23">th</text:span><text:span text:style-name="T22">s of depth n before depth n + 1</text:span></text:p>
      <text:p text:style-name="P57"/>
      <text:p text:style-name="P29"><text:span text:style-name="T22">P</text:span><text:span text:style-name="T17">seudocode:</text:span></text:p>
      <text:p text:style-name="P29"><text:span text:style-name="T17">1) </text:span><text:span text:style-name="T24">Input start state s</text:span><text:span text:style-name="T13">0</text:span></text:p>
      <text:p text:style-name="P58">2) Input the successors of each s</text:p>
      <text:p text:style-name="P58">3) Input a test goal s checking whether s is a goal state</text:p>
      <text:p text:style-name="P58"/>
      <text:p text:style-name="P30"><text:span text:style-name="T17">4) Set frontier – initialise with s</text:span><text:span text:style-name="T11">0</text:span></text:p>
      <text:p text:style-name="P46"><text:span text:style-name="T17">5) Select and remove from frontier the path s</text:span><text:span text:style-name="T11">0</text:span><text:span text:style-name="T17"> … s</text:span><text:span text:style-name="T11">k</text:span><text:span text:style-name="T17"> </text:span><text:span text:style-name="T25">first</text:span><text:span text:style-name="T17"> added to the frontier</text:span></text:p>
      <text:p text:style-name="P58">6a) Terminate and return path if final state is a goal (goal(s) is True)</text:p>
      <text:p text:style-name="P30"><text:span text:style-name="T17">6b) Add to frontier the path s</text:span><text:span text:style-name="T11">0</text:span><text:span text:style-name="T17">...s</text:span><text:span text:style-name="T11">k</text:span><text:span text:style-name="T17">s for every success s of s</text:span><text:span text:style-name="T11">k</text:span></text:p>
      <text:p text:style-name="P67"/>
      <text:p text:style-name="P30"><text:span text:style-name="T17">7) </text:span><text:span text:style-name="T27">Repeat with next iteration of while </text:span><text:span text:style-name="T28">with updated frontier</text:span></text:p>
      <text:p text:style-name="P59"/>
      <text:p text:style-name="P37"><text:span text:style-name="T28">D</text:span><text:span text:style-name="T17">epth first search</text:span></text:p>
      <text:p text:style-name="P60"/>
      <text:p text:style-name="P60">1) Select (expand) start state to give tree of depth 1</text:p>
      <text:p text:style-name="P37"><text:span text:style-name="T29">2) Select one of the paths resulting from 1</text:span><text:span text:style-name="T33">st</text:span><text:span text:style-name="T29"> step</text:span></text:p>
      <text:p text:style-name="P37"><text:span text:style-name="T29">3) Select and expand one of the paths from the 2</text:span><text:span text:style-name="T33">nd</text:span><text:span text:style-name="T29"> step</text:span></text:p>
      <text:p text:style-name="P60">4) Continue selecting and expanding a path from the previous step</text:p>
      <text:p text:style-name="P60"/>
      <text:p text:style-name="P37"><text:span text:style-name="T29">General: Select and expand s</text:span><text:span text:style-name="T14">0</text:span><text:span text:style-name="T29">. Always select the longest (deepest) path that resulted from the previous step. Follow one “branch” of the search tree</text:span></text:p>
      <text:p text:style-name="P60"/>
      <text:p text:style-name="P60">Psuedocode: </text:p>
      <text:p text:style-name="P37"><text:span text:style-name="T29">1) Input state state s</text:span><text:span text:style-name="T14">0</text:span></text:p>
      <text:p text:style-name="P60">2) Input for each s the successors of s</text:p>
      <text:p text:style-name="P60">3) Input a test goal(s) checking whether s is a goal state</text:p>
      <text:p text:style-name="P60"/>
      <text:p text:style-name="P37"><text:span text:style-name="T29">4) Initialise the frontier with {s</text:span><text:span text:style-name="T14">0</text:span><text:span text:style-name="T29">}</text:span></text:p>
      <text:p text:style-name="P47"><text:span text:style-name="T17">5) Select and remove from frontier the path s</text:span><text:span text:style-name="T11">0</text:span><text:span text:style-name="T17"> … s</text:span><text:span text:style-name="T11">k</text:span><text:span text:style-name="T17"> </text:span><text:span text:style-name="T26">last</text:span><text:span text:style-name="T17"> added to the frontier</text:span></text:p>
      <text:p text:style-name="P37"><text:span text:style-name="T29">6</text:span><text:span text:style-name="T30">a) If s</text:span><text:span text:style-name="T15">k</text:span><text:span text:style-name="T30"> is a goal state then return s</text:span><text:span text:style-name="T15">0</text:span><text:span text:style-name="T30">...s</text:span><text:span text:style-name="T15">k</text:span><text:span text:style-name="T30"> and terminate</text:span></text:p>
      <text:p text:style-name="P38"><text:span text:style-name="T29">6b) For every success s of s</text:span><text:span text:style-name="T14">k</text:span><text:span text:style-name="T29"> add s</text:span><text:span text:style-name="T14">0</text:span><text:span text:style-name="T29"> … s</text:span><text:span text:style-name="T14">k</text:span><text:span text:style-name="T29">s to the frontier</text:span></text:p>
      <text:p text:style-name="P44"><text:soft-page-break/>7) Repeat with the updated frontier from 5)</text:p>
      <text:p text:style-name="P44"/>
      <text:p text:style-name="P38"><text:span text:style-name="T31">Comparing P</text:span><text:span text:style-name="T17">roperties of Search Strategies</text:span></text:p>
      <text:p text:style-name="P44">Completeness: Is an existing solution always found? BFS yes, DFS no</text:p>
      <text:p text:style-name="P44">Optimality: Is the shortest (least expensive) path solution always found? BFS yes, DFS no</text:p>
      <text:p text:style-name="P44">Time complexity: How many paths are generated for each? Unknown as yet</text:p>
      <text:p text:style-name="P44">Space complexity: What is the maximum number of paths in the frontier (memory)? Unknown</text:p>
      <text:p text:style-name="P44"/>
      <text:p text:style-name="P44">Time/space cemplexity measurements:</text:p>
      <text:p text:style-name="P38"><text:span text:style-name="T29">b: maximum branching factor of the search tree. Maximum number of successor states of a state in the state space. i.e. the maximum number of successors of any state s</text:span><text:span text:style-name="T14">k</text:span></text:p>
      <text:p text:style-name="P38"><text:span text:style-name="T29">d: depth of the optimal solution. Length of shortest path possible from s</text:span><text:span text:style-name="T14">0</text:span><text:span text:style-name="T29">...s</text:span><text:span text:style-name="T14">goal</text:span></text:p>
      <text:p text:style-name="P44">m: maximum depth of the state space. Longest length of paths in the state space. Can be infinite (e.g. if there is a loop). </text:p>
      <text:p text:style-name="P44"/>
      <text:p text:style-name="P45">Properties of Breadth First Search</text:p>
      <text:p text:style-name="P45"><text:span text:style-name="T6">Number of paths of </text:span>exactly <text:span text:style-name="T6">length d with max branching factor b = b</text:span><text:span text:style-name="T33">d</text:span></text:p>
      <text:p text:style-name="P45"><text:span text:style-name="T6">Number of paths of </text:span>maximum<text:span text:style-name="T6"> length d = 1 + b + b</text:span><text:span text:style-name="T33">2</text:span><text:span text:style-name="T14"> </text:span><text:span text:style-name="T6">+ … + b</text:span><text:span text:style-name="T33">d</text:span></text:p>
      <text:p text:style-name="P62"/>
      <text:p text:style-name="P45"><text:span text:style-name="T6">If shortest path s</text:span><text:span text:style-name="T14">0</text:span><text:span text:style-name="T6"> … s</text:span><text:span text:style-name="T14">k</text:span><text:span text:style-name="T6"> has length d, largest possible number of selected state paths before reaching s</text:span><text:span text:style-name="T14">goal</text:span><text:span text:style-name="T6"> is exponential. 1 + b + b</text:span><text:span text:style-name="T33">2</text:span><text:span text:style-name="T6"> + … + b</text:span><text:span text:style-name="T33">d</text:span></text:p>
      <text:p text:style-name="P62"/>
      <text:p text:style-name="P45"><text:span text:style-name="T6">If shortest path s</text:span><text:span text:style-name="T14">0 </text:span><text:span text:style-name="T6">… s</text:span><text:span text:style-name="T14">k</text:span><text:span text:style-name="T6"> has length d, max frontier size = b</text:span><text:span text:style-name="T33">d</text:span><text:span text:style-name="T6">. Memory requirement exponential </text:span></text:p>
      <text:p text:style-name="P62"/>
      <text:p text:style-name="P62">Complete, optional</text:p>
      <text:p text:style-name="P62"/>
      <text:p text:style-name="P63">d = length of shortest path from s<text:span text:style-name="T11">0</text:span> <text:span text:style-name="T5">to s</text:span><text:span text:style-name="T16">goal</text:span></text:p>
      <text:p text:style-name="P62"/>
      <text:p text:style-name="P45">Properties of Depth First Search</text:p>
      <text:p text:style-name="P62"/>
      <text:p text:style-name="P69">m = length of longest path from s<text:span text:style-name="T11">0</text:span><text:span text:style-name="T17"> </text:span><text:span text:style-name="T25">possible</text:span></text:p>
      <text:p text:style-name="P69"><text:span text:style-name="T29"/></text:p>
      <text:p text:style-name="P68">If longest length of path from s<text:span text:style-name="T11">0</text:span><text:span text:style-name="T17"> = m, max number of selected paths before reaching s</text:span><text:span text:style-name="T11">goal</text:span><text:span text:style-name="T17"> = 1 + b + b</text:span><text:span text:style-name="T32">2</text:span><text:span text:style-name="T17"> + … + b</text:span><text:span text:style-name="T32">m</text:span><text:span text:style-name="T17"> (exponential). M may be infinite – DFS wouldn’t terminate</text:span></text:p>
      <text:p text:style-name="P68"><text:span text:style-name="T17"/></text:p>
      <text:p text:style-name="P68"><text:span text:style-name="T17">If length of longest possible path is m, frontier will max contain b x m paths</text:span></text:p>
      <text:p text:style-name="P70"><text:span text:style-name="T17">M may be infinite – space requirement will potentially (worst case) be</text:span></text:p>
      <text:p text:style-name="P70"><text:span text:style-name="T17"/></text:p>
      <text:p text:style-name="P70"><text:span text:style-name="T17">If a path to s</text:span><text:span text:style-name="T11">goal</text:span><text:span text:style-name="T17"> is found, memory req is much less than BFS (b</text:span><text:span text:style-name="T32">d</text:span><text:span text:style-name="T17">)</text:span></text:p>
      <text:p text:style-name="P70"><text:span text:style-name="T17"/></text:p>
      <text:p text:style-name="P70"><text:span text:style-name="T17">Not complete, not optimal – only selects longest path, therefore would likely find longest to goal</text:span></text:p>
      <text:p text:style-name="P68"><text:span text:style-name="T17"/></text:p>
      <text:p text:style-name="P1">Slide Set 2</text:p>
      <text:p text:style-name="P1"/>
      <text:p text:style-name="P71">Uninformed search tree algorithms</text:p>
      <text:p text:style-name="P71"><text:span text:style-name="T6">BFS: Complete, expensive</text:span></text:p>
      <text:p text:style-name="P71"><text:span text:style-name="T6">DFS: Incomplete, desirable space complexity</text:span></text:p>
      <text:p text:style-name="P71"><text:span text:style-name="T6"/></text:p>
      <text:p text:style-name="P72"><text:soft-page-break/>Depth Limited Search</text:p>
      <text:p text:style-name="P72"><text:span text:style-name="T6"/></text:p>
      <text:p text:style-name="P72"><text:span text:style-name="T6">Desirable space complexity</text:span></text:p>
      <text:p text:style-name="P72"><text:span text:style-name="T6">If wrong path expanded, will be very time intensive (/never terminate)</text:span></text:p>
      <text:p text:style-name="P73"><text:span text:style-name="T6">Combat: introduce a depth limit on paths to be expanded</text:span></text:p>
      <text:p text:style-name="P73"><text:span text:style-name="T6">Useful: If max length of solution is known</text:span></text:p>
      <text:p text:style-name="P73"><text:span text:style-name="T6"/></text:p>
      <text:p text:style-name="P73"><text:span text:style-name="T6">Pseudocode: </text:span></text:p>
      <text:p text:style-name="P73"><text:span text:style-name="T6">1) Input s</text:span><text:span text:style-name="T14">0</text:span></text:p>
      <text:p text:style-name="P66"><text:span text:style-name="T6">2) Input the successors of all s </text:span></text:p>
      <text:p text:style-name="P73"><text:span text:style-name="T29">3) Input test goal(s) checking if s is a goal</text:span></text:p>
      <text:p text:style-name="P76"><text:span text:style-name="T29">4) Input a non-negative (0+) integer DepthLimit</text:span></text:p>
      <text:p text:style-name="P73"><text:span text:style-name="T29"/></text:p>
      <text:p text:style-name="P73"><text:span text:style-name="T29">5) Initialise frontier with {s</text:span><text:span text:style-name="T14">0</text:span><text:span text:style-name="T29">}</text:span></text:p>
      <text:p text:style-name="P73"><text:span text:style-name="T29">6) While frontier is not empty, select and remove from frontier s</text:span><text:span text:style-name="T14">0</text:span><text:span text:style-name="T29">...s</text:span><text:span text:style-name="T14">k</text:span><text:span text:style-name="T29"> </text:span><text:span text:style-name="T17">last</text:span><text:span text:style-name="T29"> added</text:span></text:p>
      <text:p text:style-name="P73"><text:span text:style-name="T29">7a) If s</text:span><text:span text:style-name="T14">k</text:span><text:span text:style-name="T29"> is a goal, return s</text:span><text:span text:style-name="T14">0</text:span><text:span text:style-name="T29">...s</text:span><text:span text:style-name="T14">k</text:span><text:span text:style-name="T29"> then terminate</text:span></text:p>
      <text:p text:style-name="P73"><text:span text:style-name="T29">7b) If k &lt; DepthLimit (therefore another iteration would also be valid without exceeding the limit) then add path s</text:span><text:span text:style-name="T14">0</text:span><text:span text:style-name="T29">...s</text:span><text:span text:style-name="T14">k</text:span><text:span text:style-name="T29">s to frontier for every successor s of s</text:span><text:span text:style-name="T14">k</text:span></text:p>
      <text:p text:style-name="P73"><text:span text:style-name="T29"/></text:p>
      <text:p text:style-name="P74"><text:span text:style-name="T29">Properties:</text:span></text:p>
      <text:p text:style-name="P74"><text:span text:style-name="T29">Not complete – only found if length of </text:span><text:span text:style-name="T17">shortest</text:span><text:span text:style-name="T29"> path to a goal is lower than the depth limit</text:span></text:p>
      <text:p text:style-name="P74"><text:span text:style-name="T29">Not optimal – The found solution is not guaranteed to be the shortest possible</text:span></text:p>
      <text:p text:style-name="P74"><text:span text:style-name="T29">Time complexity – If l is the limit, max number of paths selected = 1 + b + b</text:span><text:span text:style-name="T33">2</text:span><text:span text:style-name="T29"> + … + b</text:span><text:span text:style-name="T33">l</text:span><text:span text:style-name="T14"> </text:span><text:span text:style-name="T29">(expon)</text:span></text:p>
      <text:p text:style-name="P74"><text:span text:style-name="T29">space complexity – If l is the limit, max cardinality of frontier = is bl (b x l)</text:span></text:p>
      <text:p text:style-name="P74"><text:span text:style-name="T29"/></text:p>
      <text:p text:style-name="P74"><text:span text:style-name="T29"/></text:p>
      <text:p text:style-name="P73"><text:span text:style-name="T29"/></text:p>
      <text:p text:style-name="P73"><text:span text:style-name="T29"/></text:p>
      <text:p text:style-name="P1">Slide Set 3</text:p>
      <text:p text:style-name="P1"/>
      <text:p text:style-name="P1">Slide Set 4</text:p>
      <text:p text:style-name="P1"/>
      <text:p text:style-name="P1"/>
      <text:p text:style-name="P2">Logic</text:p>
      <text:p text:style-name="P1">Slide Set 1</text:p>
      <text:p text:style-name="P1"/>
      <text:p text:style-name="P1">Slide Set 2</text:p>
      <text:p text:style-name="P1"/>
      <text:p text:style-name="P1"/>
      <text:p text:style-name="P2">Uncertainty</text:p>
      <text:p text:style-name="P1">Slide Set 1</text:p>
      <text:p text:style-name="P1"/>
      <text:p text:style-name="P1">Slide Set 2</text:p>
      <text:p text:style-name="P1"/>
      <text:p text:style-name="P1"/>
      <text:p text:style-name="P2">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9T11:32:26.209899866</dc:date>
    <meta:editing-duration>PT3H21M8S</meta:editing-duration>
    <meta:editing-cycles>57</meta:editing-cycles>
    <meta:document-statistic meta:table-count="0" meta:image-count="0" meta:object-count="0" meta:page-count="6" meta:paragraph-count="165" meta:word-count="1992" meta:character-count="12035" meta:non-whitespace-character-count="10173"/>
  </office:meta>
</office:document-meta>
</file>